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3cm" style:rel-column-width="11308*"/>
    </style:style>
    <style:style style:name="Tableau1.B" style:family="table-column">
      <style:table-column-properties style:column-width="3.748cm" style:rel-column-width="14450*"/>
    </style:style>
    <style:style style:name="Tableau1.C" style:family="table-column">
      <style:table-column-properties style:column-width="3.131cm" style:rel-column-width="12070*"/>
    </style:style>
    <style:style style:name="Tableau1.D" style:family="table-column">
      <style:table-column-properties style:column-width="3.505cm" style:rel-column-width="13512*"/>
    </style:style>
    <style:style style:name="Tableau1.E" style:family="table-column">
      <style:table-column-properties style:column-width="3.681cm" style:rel-column-width="141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Twitter Vision</text:p>
          </table:table-cell>
          <table:covered-table-cell/>
          <table:table-cell table:style-name="Tableau1.C1" table:number-columns-spanned="3" office:value-type="string">
            <text:p text:style-name="P1">http://twittervision.com/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1">Fonctionallités de geotagging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>Limite taille </text:p>
          </table:table-cell>
          <table:covered-table-cell/>
          <table:table-cell table:style-name="Tableau1.E4" table:number-columns-spanned="2" office:value-type="string">
            <text:p text:style-name="P4">64 caractère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4">non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-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-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4">n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non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</text:p>
          </table:table-cell>
          <table:table-cell table:style-name="Tableau1.A4" office:value-type="string">
            <text:p text:style-name="P5">Volumenon</text:p>
          </table:table-cell>
          <table:table-cell table:style-name="Tableau1.E4" office:value-type="string">
            <text:p text:style-name="P4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>n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2">2 minutes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2">5s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5">non</text:p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2">non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googl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-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2">-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2">-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2">-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2">-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2">non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non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2">non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Localisation des messages produits sur Twitter (site de micro-blogging)</text:p>
            <text:p text:style-name="P5">Les messages sont relativement courts.</text:p>
            <text:p text:style-name="P5">Recherche dans les historiques non possible depuis l'application internet.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17T12:58:38</meta:creation-date>
    <dc:date>2009-01-12T15:16:23.61</dc:date>
    <meta:editing-cycles>17</meta:editing-cycles>
    <meta:editing-duration>PT02H44M50S</meta:editing-duration>
    <meta:document-statistic meta:table-count="1" meta:image-count="0" meta:object-count="0" meta:page-count="1" meta:paragraph-count="87" meta:word-count="148" meta:character-count="926"/>
    <meta:user-defined meta:name="Info 1"/>
    <meta:user-defined meta:name="Info 2"/>
    <meta:user-defined meta:name="Info 3"/>
    <meta:user-defined meta:name="Info 4"/>
  </office:meta>
</office:document-meta>
</file>